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495f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495fc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X</text:span><text:span text:style-name="T5">I</text:span><text:span text:style-name="T4">I</text:span></text:p>
      <text:p text:style-name="P2"><text:span text:style-name="T6">Евгений спокойно вышел из зала, опираясь на трость, и встал рядом с Джейн. Мария и Виктор стояли у ноутбука. Кольцо спутников было состыковано уже на 98 процентов и все дожидались момента начала атаки искусственного интеллекта по всему миру. Внезапно из глубины коридора послышались размеренные шаги и отчетливый стук каблуков от мужских туфель. В зал в сопровождении охраны вошел Павел в новом длинном пальто. </text:span></text:p>
      <text:p text:style-name="P2"><text:span text:style-name="T6">–Этот человек прибыл к офису и сказал, что хочет увидеть вас, Виктор Сергеевич. Оружия у него с собой не было. Он чист. </text:span></text:p>
      <text:p text:style-name="P2"><text:span text:style-name="T6">–Благодарю, – ответил Виктор, с недоумением смотря на Павла.</text:span></text:p>
      <text:p text:style-name="P2"><text:span text:style-name="T6">–Ты удивлен, что я здесь и хочешь спросить, зачем я пришел, Виктор? Я знаю это. И я пришел поговорить.</text:span></text:p>
      <text:p text:style-name="P2"><text:span text:style-name="T6">–Нам не о чем с тобой разговаривать! </text:span></text:p>
      <text:p text:style-name="P2"><text:span text:style-name="T6">–Задумайся! Посмотри на себя! В кого ты превратился, к чему пришел?!</text:span></text:p>
      <text:p text:style-name="P2"><text:span text:style-name="T6">–Я стал великим человеком!</text:span></text:p>
      <text:p text:style-name="P2"><text:span text:style-name="T6">–Разве злодейство делает людей великими?! Заполучив мир, что получишь ты? Задумайся о том, что ты сделал с невинными людьми, превратив их в бесчувственных марионеток?!</text:span></text:p>
      <text:p text:style-name="P2"><text:span text:style-name="T6">–Ну начинается! Разберитесь с ним! – крикнула Мария Джейн и Евгению.</text:span></text:p>
      <text:p text:style-name="P2"><text:span text:style-name="T6">–Нет! Подождите! Я хочу поговорить с братом лично! – ответил Виктор. </text:span></text:p>
      <text:p text:style-name="P2"><text:span text:style-name="T6">–Так, может быть, выйдем и поговорим наедине? Как братья. С каких пор мы стали врагами, Виктор?! В детстве я хотел поделиться с тобой </text:span><text:soft-page-break/><text:span text:style-name="T6">моим успехом, а получилась ужасная ситуация! Я виноват перед тобой, и я принимаю это! Задумайся, ведь ты губишь жизни невинных! </text:span></text:p>
      <text:p text:style-name="P2"><text:span text:style-name="T6">Виктор опустил голову, задумавшись. Видно было, что в голове его была борьба. Глубокая боль, накопившаяся за много лет, прорывалась наружу. </text:span></text:p>
      <text:p text:style-name="P2"><text:span text:style-name="T6">–Я думал о тебе все эти годы, Павел! Когда я пришел к тебе, я не знаю, что меня толкнуло на этот шаг. Слепое желание мести. Мы стал чужими друг другу, а может и не были никогда! Что стоят мелочные жертвы во имя великой цели?!</text:span></text:p>
      <text:p text:style-name="P2"><text:span text:style-name="T6">–А не стал ли жертвой ты? Я давно простил тебя, прости и ты. Ты всегда был мне братом, Виктор! </text:span></text:p>
      <text:p text:style-name="P2"><text:span text:style-name="T6">–Довольно! Пора начинать вторую ступень плана! – крикнула Мария.</text:span></text:p>
      <text:p text:style-name="P2"><text:span text:style-name="T6">–Нет, – спокойно ответил Виктор.</text:span></text:p>
      <text:p text:style-name="P2"><text:span text:style-name="T6"><text:s/>–Что ты сказал?! – возмутилась девушка.</text:span></text:p>
      <text:p text:style-name="P2"><text:span text:style-name="T6">–Я говорю нет! Вводи код отмены! </text:span></text:p>
      <text:p text:style-name="P2"><text:span text:style-name="T6">–Ты что, сдурел?! Эх, парни, все вы одинаковые! Надоело. Захватить объекты! – крикнула Мария, набирая что-то на ноутбуке. </text:span></text:p>
      <text:p text:style-name="P2"><text:span text:style-name="T6">Джейн в пару движений разложила дубинку из помады, а Евгений поправив шляпу, подкинул, перехватывая трость. Двери распахнулись и в зал вошли двое людей. Вместо рук и ног были биомеханические протезы. По спине тянулся экзоскелет, заканчивавшийся врощеным в голову и соединненым с кибернетическим глазом, чипом. Подойдя к Джейн и Евгению, они злобно посмотрели на Виктора и Павла, стоявших рядом. </text:span></text:p>
      <text:p text:style-name="P2"><text:span text:style-name="T6">–Что будем делать? – спросил Павел. </text:span></text:p>
      <text:p text:style-name="P2"><text:soft-page-break/><text:span text:style-name="T6">–Не знаю, – ответил Виктор улыбаясь. </text:span></text:p>
      <text:p text:style-name="P2"><text:span text:style-name="T6">–Взять их! – крикнула Мария, и роботы вместе с агентами бросились на молодых люде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3:31.031000000</meta:creation-date>
    <dc:date>2022-05-15T19:53:51.146000000</dc:date>
    <meta:editing-duration>PT20S</meta:editing-duration>
    <meta:editing-cycles>1</meta:editing-cycles>
    <meta:document-statistic meta:table-count="0" meta:image-count="0" meta:object-count="0" meta:page-count="3" meta:paragraph-count="24" meta:word-count="426" meta:character-count="2697" meta:non-whitespace-character-count="2271"/>
    <meta:generator>LibreOffice/7.2.2.2$Windows_X86_64 LibreOffice_project/02b2acce88a210515b4a5bb2e46cbfb63fe97d56</meta:generator>
  </office:meta>
</office:document-meta>
</file>